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293de" officeooo:paragraph-rsid="001a1db4" style:font-size-asian="13pt" style:font-weight-asian="normal" style:font-size-complex="13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bd4dc"/>
    </style:style>
    <style:style style:name="P3" style:family="paragraph" style:parent-style-name="Standard">
      <style:paragraph-properties fo:text-align="start" style:justify-single-word="false"/>
      <style:text-properties officeooo:paragraph-rsid="001bd4dc"/>
    </style:style>
    <style:style style:name="P4" style:family="paragraph" style:parent-style-name="Standard">
      <style:text-properties officeooo:rsid="000f0987" officeooo:paragraph-rsid="001bd4dc"/>
    </style:style>
    <style:style style:name="P5" style:family="paragraph" style:parent-style-name="Preformatted_20_Text">
      <style:text-properties style:font-name="Liberation Serif" fo:font-size="24pt" officeooo:rsid="001a1db4" officeooo:paragraph-rsid="001a1db4" style:font-size-asian="21pt" style:font-size-complex="24pt"/>
    </style:style>
    <style:style style:name="P6" style:family="paragraph" style:parent-style-name="Preformatted_20_Text">
      <style:text-properties style:font-name="Liberation Serif" fo:font-size="22pt" officeooo:rsid="001a1db4" officeooo:paragraph-rsid="001a1db4" style:font-size-asian="19.25pt" style:font-size-complex="22pt"/>
    </style:style>
    <style:style style:name="P7" style:family="paragraph" style:parent-style-name="Preformatted_20_Text">
      <style:text-properties style:font-name="Liberation Serif" fo:font-size="12pt" officeooo:rsid="001a1db4" officeooo:paragraph-rsid="001a1db4" style:font-size-asian="10.5pt" style:font-size-complex="12pt"/>
    </style:style>
    <style:style style:name="P8" style:family="paragraph" style:parent-style-name="Preformatted_20_Text">
      <style:text-properties style:font-name="Liberation Serif" fo:font-size="15pt" fo:font-weight="bold" officeooo:rsid="001a1db4" officeooo:paragraph-rsid="001a1db4" style:font-size-asian="13.1000003814697pt" style:font-weight-asian="bold" style:font-size-complex="15pt" style:font-weight-complex="bold"/>
    </style:style>
    <style:style style:name="P9" style:family="paragraph" style:parent-style-name="Preformatted_20_Text">
      <style:text-properties style:font-name="Liberation Serif" fo:font-size="15pt" fo:font-weight="bold" officeooo:rsid="001a1db4" officeooo:paragraph-rsid="001bd4dc" style:font-size-asian="13.1000003814697pt" style:font-weight-asian="bold" style:font-size-complex="15pt" style:font-weight-complex="bold"/>
    </style:style>
    <style:style style:name="P10" style:family="paragraph" style:parent-style-name="Preformatted_20_Text">
      <style:text-properties style:font-name="Liberation Serif" fo:font-size="15pt" fo:font-weight="bold" officeooo:rsid="001bd4dc" officeooo:paragraph-rsid="001bd4dc" style:font-size-asian="13.1000003814697pt" style:font-weight-asian="bold" style:font-size-complex="15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style:font-name="Liberation Serif" fo:font-size="15pt" style:text-underline-style="none" fo:font-weight="bold" officeooo:rsid="001a1db4" officeooo:paragraph-rsid="001bd4dc" style:font-size-asian="15pt" style:font-weight-asian="bold" style:font-size-complex="15pt" style:font-weight-complex="bold"/>
    </style:style>
    <style:style style:name="P12" style:family="paragraph" style:parent-style-name="Preformatted_20_Text">
      <style:text-properties style:font-name="Liberation Serif" fo:font-size="13pt" fo:font-weight="normal" officeooo:rsid="001a1db4" officeooo:paragraph-rsid="001a1db4" style:font-size-asian="11.3500003814697pt" style:font-weight-asian="normal" style:font-size-complex="13pt" style:font-weight-complex="normal"/>
    </style:style>
    <style:style style:name="P13" style:family="paragraph" style:parent-style-name="Preformatted_20_Text">
      <style:text-properties style:font-name="Liberation Serif" fo:font-size="13pt" fo:font-weight="normal" officeooo:rsid="001bd4dc" officeooo:paragraph-rsid="001bd4dc" style:font-size-asian="11.3500003814697pt" style:font-weight-asian="normal" style:font-size-complex="13pt" style:font-weight-complex="normal"/>
    </style:style>
    <style:style style:name="P14" style:family="paragraph" style:parent-style-name="Preformatted_20_Text">
      <style:text-properties fo:font-size="12pt" style:text-underline-style="none" fo:font-weight="normal" officeooo:rsid="001293de" officeooo:paragraph-rsid="001a1db4" style:font-size-asian="10.5pt" style:font-weight-asian="normal" style:font-size-complex="12pt" style:font-weight-complex="normal"/>
    </style:style>
    <style:style style:name="T1" style:family="text">
      <style:text-properties officeooo:rsid="001bd4dc"/>
    </style:style>
    <style:style style:name="T2" style:family="text">
      <style:text-properties style:font-name="Liberation Serif" fo:font-size="13pt" style:text-underline-style="none" fo:font-weight="normal" officeooo:rsid="001293de" style:font-size-asian="13pt" style:font-weight-asian="normal" style:font-size-complex="13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STRUCTURA DE DATOS 2016/2017</text:p>
      <text:p text:style-name="P6">Práctica 1</text:p>
      <text:p text:style-name="P7"/>
      <text:p text:style-name="P7">Andrés Salas Peña</text:p>
      <text:p text:style-name="P7">Rodrigo </text:p>
      <text:p text:style-name="P7"/>
      <text:p text:style-name="P7">Grupo 1202</text:p>
      <text:p text:style-name="P7"/>
      <text:p text:style-name="P7"/>
      <text:p text:style-name="P7"/>
      <text:p text:style-name="P7"/>
      <text:p text:style-name="P7"/>
      <text:p text:style-name="P8">1. Introducción</text:p>
      <text:p text:style-name="P12"/>
      <text:p text:style-name="P12">Esta práctica consiste en realizar un modelo Entidad-Relación a partir de unas condiciones dadas. Para a continuación, discutir su optimización e introducir las correspondientes tablas del modelo optimizado en PGAdmin3. Por último, se pide realizar ciertas consultas SQL para comprobar el correcto funcionamiento del modelo.</text:p>
      <text:p text:style-name="P12"/>
      <text:p text:style-name="P8">2. Análisis de la base de datos</text:p>
      <text:p text:style-name="P14"/>
      <text:p text:style-name="P1">Po<text:span text:style-name="T1">si</text:span>bles redundancias e incosistencias de datos:</text:p>
      <text:list xml:id="list7303963005018229302" text:style-name="L1">
        <text:list-item>
          <text:p text:style-name="P2"><text:span text:style-name="T2">Que el precio del descuento de una oferta no coincida con el precio pagado en una venta con esa oferta. (Que no se haya contado la oferta).</text:span></text:p>
        </text:list-item>
        <text:list-item>
          <text:p text:style-name="P2"><text:span text:style-name="T2">Que una venta no este relacionada a traves de Vendido con una Edicion. Esto puede ocurrir si se sube a la base de datos una Venta sin relacionarla a traves de vendido.</text:span></text:p>
        </text:list-item>
      </text:list>
      <text:p text:style-name="P3"><text:span text:style-name="T2"/></text:p>
      <text:p text:style-name="P11"><text:span text:style-name="T1">3. Informe sobre las consultas:</text:span></text:p>
      <text:p text:style-name="P4"/>
      <text:p text:style-name="P4">En el informe, se haga un breve análisis de las consultas propuestas; por cada</text:p>
      <text:p text:style-name="P4">una, se describan las relaciones y las entidades que hay que cruzar para contestar <text:span text:style-name="T1">la pregunta.</text:span></text:p>
      <text:p text:style-name="P4"/>
      <text:p text:style-name="P9"><text:span text:style-name="T1">4</text:span>. <text:span text:style-name="T1">Conclusiones Finales</text:span></text:p>
      <text:p text:style-name="P10"/>
      <text:p text:style-name="P13">Esta práctica nos ha enseñado a enfrentarnos a la dificultad de crear un buen diagrama que funcione perfectamente para todas las condiciones dadas en el problema.</text:p>
      <text:p text:style-name="P13">Por otro lado, nos ha permitido aprender el manejo de PGAdmin3 para la creación de las tablas, el uso de las Foreign y las Primary Keys y también para meter datos a las tablas que habíamos creado.</text:p>
      <text:p text:style-name="P13">Por último, esta práctica nos ha enseñado a realizar consultas SQL permitiéndonos observar las peculiaridades tipográficas de SQ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4T21:42:50.152531460</dc:date>
    <meta:editing-duration>PT8M30S</meta:editing-duration>
    <meta:editing-cycles>1</meta:editing-cycles>
    <meta:document-statistic meta:table-count="0" meta:image-count="0" meta:object-count="0" meta:page-count="1" meta:paragraph-count="18" meta:word-count="252" meta:character-count="1515" meta:non-whitespace-character-count="1282"/>
    <meta:generator>LibreOffice/5.1.4.2$Linux_X86_64 LibreOffice_project/10m0$Build-2</meta:generator>
  </office:meta>
</office:document-meta>
</file>